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127cm"/>
    </style:style>
    <style:style style:name="co5" style:family="table-column">
      <style:table-column-properties fo:break-before="auto" style:column-width="1.298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487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Spl</text:p>
          </table:table-cell>
          <table:table-cell office:value-type="string">
            <text:p>Step_size</text:p>
          </table:table-cell>
          <table:table-cell office:value-type="string">
            <text:p>Ramp width</text:p>
          </table:table-cell>
          <table:table-cell office:value-type="string">
            <text:p>Margin</text:p>
          </table:table-cell>
          <table:table-cell/>
          <table:table-cell office:value-type="string">
            <text:p>Ramp width %</text:p>
          </table:table-cell>
          <table:table-cell office:value-type="string">
            <text:p>Width_black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0">
            <text:p>1920</text:p>
          </table:table-cell>
          <table:table-cell office:value-type="float" office:value="8">
            <text:p>8</text:p>
          </table:table-cell>
          <table:table-cell table:formula="oooc:=2^6*(235-16)/[.C3]+1" office:value-type="float" office:value="1753">
            <text:p>1753</text:p>
          </table:table-cell>
          <table:table-cell office:value-type="float" office:value="0">
            <text:p>0</text:p>
          </table:table-cell>
          <table:table-cell/>
          <table:table-cell table:formula="oooc:=[.D3]/[.B3]*100" office:value-type="float" office:value="91.3020833333333">
            <text:p>91,3</text:p>
          </table:table-cell>
          <table:table-cell table:formula="oooc:=([.B3]-2*[.E3]-[.D3]-1)/2" office:value-type="float" office:value="83">
            <text:p>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0">
            <text:p>1280</text:p>
          </table:table-cell>
          <table:table-cell office:value-type="float" office:value="12">
            <text:p>12</text:p>
          </table:table-cell>
          <table:table-cell table:formula="oooc:=2^6*(235-16)/[.C4]+1" office:value-type="float" office:value="1169">
            <text:p>1169</text:p>
          </table:table-cell>
          <table:table-cell office:value-type="float" office:value="0">
            <text:p>0</text:p>
          </table:table-cell>
          <table:table-cell/>
          <table:table-cell table:formula="oooc:=[.D4]/[.B4]*100" office:value-type="float" office:value="91.328125">
            <text:p>91,33</text:p>
          </table:table-cell>
          <table:table-cell table:formula="oooc:=([.B4]-2*[.E4]-[.D4]-1)/2" office:value-type="float" office:value="55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0">
            <text:p>720</text:p>
          </table:table-cell>
          <table:table-cell office:value-type="float" office:value="24">
            <text:p>24</text:p>
          </table:table-cell>
          <table:table-cell table:formula="oooc:=2^6*(235-16)/[.C5]+1" office:value-type="float" office:value="585">
            <text:p>585</text:p>
          </table:table-cell>
          <table:table-cell office:value-type="float" office:value="16">
            <text:p>16</text:p>
          </table:table-cell>
          <table:table-cell/>
          <table:table-cell table:formula="oooc:=[.D5]/([.B5])*100" office:value-type="float" office:value="81.25">
            <text:p>81,25</text:p>
          </table:table-cell>
          <table:table-cell table:formula="oooc:=([.B5]-2*[.E5]-[.D5]-1)/2" office:value-type="float" office:value="51">
            <text:p>51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09">09-03-2006</text:date>, <text:time>11:5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2-06T15:11:23</meta:creation-date>
    <dc:creator>Thomas Holm Hansen</dc:creator>
    <dc:date>2006-03-09T11:57:09</dc:date>
    <meta:printed-by>Thomas Holm Hansen</meta:printed-by>
    <meta:print-date>2006-03-03T13:55:41</meta:print-date>
    <dc:language>en-US</dc:language>
    <meta:editing-cycles>21</meta:editing-cycles>
    <meta:editing-duration>PT11H16M44S</meta:editing-duration>
    <meta:user-defined meta:name="Info 1"/>
    <meta:user-defined meta:name="Info 2"/>
    <meta:user-defined meta:name="Info 3"/>
    <meta:user-defined meta:name="Info 4"/>
    <meta:document-statistic meta:table-count="1" meta:cell-count="24"/>
  </office:meta>
</office:document-meta>
</file>